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recursor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ubstrate</text:p>
          </table:table-cell>
        </table:table-row>
        <table:table-row table:style-name="ro1">
          <table:table-cell office:value-type="string" calcext:value-type="string">
            <text:p>WEB346_E_5_pMS2,HCD_285,271.mzXML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unknown</text:p>
          </table:table-cell>
          <table:table-cell office:value-type="float" office:value="1676401.1" calcext:value-type="float">
            <text:p>1676401.1</text:p>
          </table:table-cell>
          <table:table-cell office:value-type="string" calcext:value-type="string">
            <text:p>HCD.1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pigenin</text:p>
          </table:table-cell>
        </table:table-row>
        <table:table-row table:style-name="ro1">
          <table:table-cell office:value-type="string" calcext:value-type="string">
            <text:p>WEB346_E_5_pMS2,HCD_285,271.mzXML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3'-O-methyl</text:p>
          </table:table-cell>
          <table:table-cell office:value-type="float" office:value="410869.4" calcext:value-type="float">
            <text:p>410869.4</text:p>
          </table:table-cell>
          <table:table-cell office:value-type="string" calcext:value-type="string">
            <text:p>HCD.1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pigenin</text:p>
          </table:table-cell>
        </table:table-row>
        <table:table-row table:style-name="ro1">
          <table:table-cell office:value-type="string" calcext:value-type="string">
            <text:p>WEB346_E_5_pMS2,HCD_285,271.mzXML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unknown</text:p>
          </table:table-cell>
          <table:table-cell office:value-type="float" office:value="903073.62" calcext:value-type="float">
            <text:p>903073.62</text:p>
          </table:table-cell>
          <table:table-cell office:value-type="string" calcext:value-type="string">
            <text:p>CID.4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pigenin</text:p>
          </table:table-cell>
        </table:table-row>
        <table:table-row table:style-name="ro1">
          <table:table-cell office:value-type="string" calcext:value-type="string">
            <text:p>WEB346_E_5_pMS2,HCD_285,271.mzXML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3'-O-methyl</text:p>
          </table:table-cell>
          <table:table-cell office:value-type="float" office:value="57149.75" calcext:value-type="float">
            <text:p>57149.75</text:p>
          </table:table-cell>
          <table:table-cell office:value-type="string" calcext:value-type="string">
            <text:p>CID.4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pigenin</text:p>
          </table:table-cell>
        </table:table-row>
        <table:table-row table:style-name="ro1">
          <table:table-cell office:value-type="string" calcext:value-type="string">
            <text:p>WEB346_E_5_pMS2,HCD_285,271.mzXML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unknown</text:p>
          </table:table-cell>
          <table:table-cell office:value-type="float" office:value="322641.84" calcext:value-type="float">
            <text:p>322641.84</text:p>
          </table:table-cell>
          <table:table-cell office:value-type="string" calcext:value-type="string">
            <text:p>CID.4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pigenin</text:p>
          </table:table-cell>
        </table:table-row>
        <table:table-row table:style-name="ro1">
          <table:table-cell office:value-type="string" calcext:value-type="string">
            <text:p>WEB346_E_5_pMS2,HCD_285,271.mzXML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3'-O-methyl</text:p>
          </table:table-cell>
          <table:table-cell office:value-type="float" office:value="72781.47" calcext:value-type="float">
            <text:p>72781.47</text:p>
          </table:table-cell>
          <table:table-cell office:value-type="string" calcext:value-type="string">
            <text:p>CID.4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pigenin</text:p>
          </table:table-cell>
        </table:table-row>
        <table:table-row table:style-name="ro1">
          <table:table-cell office:value-type="string" calcext:value-type="string">
            <text:p>WEB346_A_7_pMS2,HCD_315,301.mzXML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unknown</text:p>
          </table:table-cell>
          <table:table-cell office:value-type="float" office:value="34029.39" calcext:value-type="float">
            <text:p>34029.39</text:p>
          </table:table-cell>
          <table:table-cell office:value-type="string" calcext:value-type="string">
            <text:p>CID.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A_7_pMS2,HCD_315,301.mzXML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3'-O-methyl</text:p>
          </table:table-cell>
          <table:table-cell office:value-type="float" office:value="1644578.75" calcext:value-type="float">
            <text:p>1644578.75</text:p>
          </table:table-cell>
          <table:table-cell office:value-type="string" calcext:value-type="string">
            <text:p>CID.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A_7_pMS2,HCD_315,301.mzXML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unknown</text:p>
          </table:table-cell>
          <table:table-cell office:value-type="float" office:value="46907.38" calcext:value-type="float">
            <text:p>46907.38</text:p>
          </table:table-cell>
          <table:table-cell office:value-type="string" calcext:value-type="string">
            <text:p>CID.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A_7_pMS2,HCD_315,301.mzXML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3'-O-methyl</text:p>
          </table:table-cell>
          <table:table-cell office:value-type="float" office:value="338208.19" calcext:value-type="float">
            <text:p>338208.19</text:p>
          </table:table-cell>
          <table:table-cell office:value-type="string" calcext:value-type="string">
            <text:p>CID.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A_7_pMS2,HCD_315,301.mzXML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unknown</text:p>
          </table:table-cell>
          <table:table-cell office:value-type="float" office:value="79966.27" calcext:value-type="float">
            <text:p>79966.27</text:p>
          </table:table-cell>
          <table:table-cell office:value-type="string" calcext:value-type="string">
            <text:p>HCD.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A_7_pMS2,HCD_315,301.mzXML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3'-O-methyl</text:p>
          </table:table-cell>
          <table:table-cell office:value-type="float" office:value="420849.91" calcext:value-type="float">
            <text:p>420849.91</text:p>
          </table:table-cell>
          <table:table-cell office:value-type="string" calcext:value-type="string">
            <text:p>HCD.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D_7_pMS2,HCD_315,301.mzXML</text:p>
          </table:table-cell>
          <table:table-cell office:value-type="string" calcext:value-type="string">
            <text:p>NA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F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E_7_pMS2,HCD_315,301.mzXML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unknown</text:p>
          </table:table-cell>
          <table:table-cell office:value-type="float" office:value="433957.3" calcext:value-type="float">
            <text:p>433957.3</text:p>
          </table:table-cell>
          <table:table-cell office:value-type="string" calcext:value-type="string">
            <text:p>HCD.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E_7_pMS2,HCD_315,301.mzXML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3'-O-methyl</text:p>
          </table:table-cell>
          <table:table-cell office:value-type="float" office:value="1642839" calcext:value-type="float">
            <text:p>1642839</text:p>
          </table:table-cell>
          <table:table-cell office:value-type="string" calcext:value-type="string">
            <text:p>HCD.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E_7_pMS2,HCD_315,301.mzXML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unknown</text:p>
          </table:table-cell>
          <table:table-cell office:value-type="float" office:value="354479.3" calcext:value-type="float">
            <text:p>354479.3</text:p>
          </table:table-cell>
          <table:table-cell office:value-type="string" calcext:value-type="string">
            <text:p>CID.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E_7_pMS2,HCD_315,301.mzXML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3'-O-methyl</text:p>
          </table:table-cell>
          <table:table-cell office:value-type="float" office:value="1359213.4" calcext:value-type="float">
            <text:p>1359213.4</text:p>
          </table:table-cell>
          <table:table-cell office:value-type="string" calcext:value-type="string">
            <text:p>CID.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E_7_pMS2,HCD_315,301.mzXML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unknown</text:p>
          </table:table-cell>
          <table:table-cell office:value-type="float" office:value="177001.9" calcext:value-type="float">
            <text:p>177001.9</text:p>
          </table:table-cell>
          <table:table-cell office:value-type="string" calcext:value-type="string">
            <text:p>CID.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E_7_pMS2,HCD_315,301.mzXML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3'-O-methyl</text:p>
          </table:table-cell>
          <table:table-cell office:value-type="float" office:value="1595831.9" calcext:value-type="float">
            <text:p>1595831.9</text:p>
          </table:table-cell>
          <table:table-cell office:value-type="string" calcext:value-type="string">
            <text:p>CID.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iosmetin</text:p>
          </table:table-cell>
        </table:table-row>
        <table:table-row table:style-name="ro1">
          <table:table-cell office:value-type="string" calcext:value-type="string">
            <text:p>WEB346_E_8_pMS2,HCD_315,301.mzXML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unknown</text:p>
          </table:table-cell>
          <table:table-cell office:value-type="float" office:value="355894" calcext:value-type="float">
            <text:p>355894</text:p>
          </table:table-cell>
          <table:table-cell office:value-type="string" calcext:value-type="string">
            <text:p>CID.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hrysoeriol</text:p>
          </table:table-cell>
        </table:table-row>
        <table:table-row table:style-name="ro1">
          <table:table-cell office:value-type="string" calcext:value-type="string">
            <text:p>WEB346_E_8_pMS2,HCD_315,301.mzXML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3'-O-methyl</text:p>
          </table:table-cell>
          <table:table-cell office:value-type="float" office:value="50936.31" calcext:value-type="float">
            <text:p>50936.31</text:p>
          </table:table-cell>
          <table:table-cell office:value-type="string" calcext:value-type="string">
            <text:p>CID.4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hrysoeriol</text:p>
          </table:table-cell>
        </table:table-row>
        <table:table-row table:style-name="ro1">
          <table:table-cell office:value-type="string" calcext:value-type="string">
            <text:p>WEB346_E_8_pMS2,HCD_315,301.mzXML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unknown</text:p>
          </table:table-cell>
          <table:table-cell office:value-type="float" office:value="817581.2" calcext:value-type="float">
            <text:p>817581.2</text:p>
          </table:table-cell>
          <table:table-cell office:value-type="string" calcext:value-type="string">
            <text:p>CID.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hrysoeriol</text:p>
          </table:table-cell>
        </table:table-row>
        <table:table-row table:style-name="ro1">
          <table:table-cell office:value-type="string" calcext:value-type="string">
            <text:p>WEB346_E_8_pMS2,HCD_315,301.mzXML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3'-O-methyl</text:p>
          </table:table-cell>
          <table:table-cell office:value-type="float" office:value="531694.9" calcext:value-type="float">
            <text:p>531694.9</text:p>
          </table:table-cell>
          <table:table-cell office:value-type="string" calcext:value-type="string">
            <text:p>CID.4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hrysoeriol</text:p>
          </table:table-cell>
        </table:table-row>
        <table:table-row table:style-name="ro1">
          <table:table-cell office:value-type="string" calcext:value-type="string">
            <text:p>WEB346_E_8_pMS2,HCD_315,301.mzXML</text:p>
          </table:table-cell>
          <table:table-cell office:value-type="float" office:value="12.69" calcext:value-type="float">
            <text:p>12.69</text:p>
          </table:table-cell>
          <table:table-cell office:value-type="string" calcext:value-type="string">
            <text:p>unknown</text:p>
          </table:table-cell>
          <table:table-cell office:value-type="float" office:value="912297.2" calcext:value-type="float">
            <text:p>912297.2</text:p>
          </table:table-cell>
          <table:table-cell office:value-type="string" calcext:value-type="string">
            <text:p>HCD.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hrysoeriol</text:p>
          </table:table-cell>
        </table:table-row>
        <table:table-row table:style-name="ro1">
          <table:table-cell office:value-type="string" calcext:value-type="string">
            <text:p>WEB346_E_8_pMS2,HCD_315,301.mzXML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3'-O-methyl</text:p>
          </table:table-cell>
          <table:table-cell office:value-type="float" office:value="634380.8" calcext:value-type="float">
            <text:p>634380.8</text:p>
          </table:table-cell>
          <table:table-cell office:value-type="string" calcext:value-type="string">
            <text:p>HCD.1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hrysoeriol</text:p>
          </table:table-cell>
        </table:table-row>
        <table:table-row table:style-name="ro1">
          <table:table-cell office:value-type="string" calcext:value-type="string">
            <text:p>WEB346_A_6_pMS2,HCD_301,287.mzXML</text:p>
          </table:table-cell>
          <table:table-cell office:value-type="string" calcext:value-type="string">
            <text:p>NA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luteolin</text:p>
          </table:table-cell>
        </table:table-row>
        <table:table-row table:style-name="ro1">
          <table:table-cell office:value-type="string" calcext:value-type="string">
            <text:p>WEB346_D_6_pMS2,HCD_301,287.mzXML</text:p>
          </table:table-cell>
          <table:table-cell office:value-type="string" calcext:value-type="string">
            <text:p>NA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F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luteolin</text:p>
          </table:table-cell>
        </table:table-row>
        <table:table-row table:style-name="ro1">
          <table:table-cell office:value-type="string" calcext:value-type="string">
            <text:p>WEB346_H_6_pMS2,HCD_301,287.mzXML</text:p>
          </table:table-cell>
          <table:table-cell office:value-type="string" calcext:value-type="string">
            <text:p>NA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F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luteol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2:25:25.298250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 </meta:initial-creator>
    <meta:creation-date>2015-10-28T09:05:32.476378842</meta:creation-date>
    <dc:date>2015-10-28T12:27:06.492375717</dc:date>
    <dc:creator>mori </dc:creator>
    <meta:editing-duration>PT27M15S</meta:editing-duration>
    <meta:editing-cycles>8</meta:editing-cycles>
    <meta:generator>LibreOffice/4.2.8.2$Linux_X86_64 LibreOffice_project/420m0$Build-2</meta:generator>
    <meta:document-statistic meta:table-count="1" meta:cell-count="286" meta:object-count="0"/>
  </office:meta>
</office:document-meta>
</file>